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2"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3" style:family="graphic" style:parent-style-name="objectwithoutfill">
      <style:graphic-properties svg:stroke-width="0.1cm" svg:stroke-color="#000000" draw:fill="none" draw:fill-color="#ffffff" draw:textarea-vertical-align="middle" fo:padding-top="0.175cm" fo:padding-bottom="0.175cm" fo:padding-left="0.3cm" fo:padding-right="0.3cm"/>
    </style:style>
    <style:style style:name="gr4"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5" style:family="graphic" style:parent-style-name="objectwithoutfill">
      <style:graphic-properties svg:stroke-width="0.1cm" svg:stroke-color="#000000" draw:marker-end="Arrow" draw:marker-end-width="0.5cm" draw:fill="none" draw:fill-color="#ffffff" draw:textarea-vertical-align="middle" fo:padding-top="0.175cm" fo:padding-bottom="0.175cm" fo:padding-left="0.3cm" fo:padding-right="0.3cm"/>
    </style:style>
    <style:style style:name="gr6" style:family="graphic" style:parent-style-name="standard">
      <style:graphic-properties svg:stroke-width="0.1cm" svg:stroke-color="#000000"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text-properties style:font-name="Comic Sans MS" fo:font-size="22pt" style:font-size-asian="22pt" style:font-size-complex="22pt"/>
    </style:style>
    <style:style style:name="P2" style:family="paragraph">
      <style:paragraph-properties fo:text-align="center"/>
      <style:text-properties style:font-name="Comic Sans M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4.518cm" svg:height="1.431cm" svg:x="5.202cm" svg:y="1cm">
          <draw:text-box>
            <text:p text:style-name="P1">A. On Boot</text:p>
          </draw:text-box>
        </draw:frame>
        <draw:frame draw:style-name="gr1" draw:text-style-name="P1" draw:layer="layout" svg:width="7.248cm" svg:height="1.431cm" svg:x="24.939cm" svg:y="1.033cm">
          <draw:text-box>
            <text:p text:style-name="P1">C. Creating thread</text:p>
          </draw:text-box>
        </draw:frame>
        <draw:frame draw:style-name="gr1" draw:text-style-name="P1" draw:layer="layout" svg:width="8.633cm" svg:height="1.431cm" svg:x="14.6cm" svg:y="1cm">
          <draw:text-box>
            <text:p text:style-name="P1">B. Hardware interrupt</text:p>
          </draw:text-box>
        </draw:frame>
        <draw:custom-shape draw:style-name="gr2" draw:text-style-name="P2" draw:layer="layout" svg:width="2.6cm" svg:height="2.3cm" svg:x="1.2cm" svg:y="3.2cm">
          <text:p text:style-name="P2">BIOS</text:p>
          <draw:enhanced-geometry svg:viewBox="0 0 21600 21600" draw:type="rectangle" draw:enhanced-path="M 0 0 L 21600 0 21600 21600 0 21600 0 0 Z N"/>
        </draw:custom-shape>
        <draw:custom-shape draw:style-name="gr2" draw:text-style-name="P2" draw:layer="layout" svg:width="4.4cm" svg:height="2.3cm" svg:x="4.3cm" svg:y="3.2cm">
          <text:p text:style-name="P2">Bootloader</text:p>
          <text:p text:style-name="P2">(assembler)</text:p>
          <draw:enhanced-geometry svg:viewBox="0 0 21600 21600" draw:type="rectangle" draw:enhanced-path="M 0 0 L 21600 0 21600 21600 0 21600 0 0 Z N"/>
        </draw:custom-shape>
        <draw:line draw:style-name="gr3" draw:text-style-name="P2" draw:layer="layout" svg:x1="2.5cm" svg:y1="5.5cm" svg:x2="2.5cm" svg:y2="13.4cm">
          <text:p/>
        </draw:line>
        <draw:line draw:style-name="gr3" draw:text-style-name="P2" draw:layer="layout" svg:x1="6.5cm" svg:y1="5.5cm" svg:x2="6.5cm" svg:y2="13.4cm">
          <text:p/>
        </draw:line>
        <draw:custom-shape draw:style-name="gr4" draw:text-style-name="P2" draw:layer="layout" svg:width="0.6cm" svg:height="2.9cm" svg:x="2.2cm" svg:y="5.9cm">
          <text:p/>
          <draw:enhanced-geometry svg:viewBox="0 0 21600 21600" draw:type="rectangle" draw:enhanced-path="M 0 0 L 21600 0 21600 21600 0 21600 0 0 Z N"/>
        </draw:custom-shape>
        <draw:custom-shape draw:style-name="gr4" draw:text-style-name="P2" draw:layer="layout" svg:width="0.6cm" svg:height="2.4cm" svg:x="6.2cm" svg:y="8.4cm">
          <text:p/>
          <draw:enhanced-geometry svg:viewBox="0 0 21600 21600" draw:type="rectangle" draw:enhanced-path="M 0 0 L 21600 0 21600 21600 0 21600 0 0 Z N"/>
        </draw:custom-shape>
        <draw:line draw:style-name="gr5" draw:text-style-name="P2" draw:layer="layout" svg:x1="2.5cm" svg:y1="8.6cm" svg:x2="6.5cm" svg:y2="8.6cm">
          <text:p text:style-name="P2"/>
        </draw:line>
        <draw:custom-shape draw:style-name="gr2" draw:text-style-name="P2" draw:layer="layout" svg:width="4.4cm" svg:height="2.3cm" svg:x="9.2cm" svg:y="3.2cm">
          <text:p text:style-name="P2">Bootloader</text:p>
          <text:p text:style-name="P2">(C language)</text:p>
          <draw:enhanced-geometry svg:viewBox="0 0 21600 21600" draw:type="rectangle" draw:enhanced-path="M 0 0 L 21600 0 21600 21600 0 21600 0 0 Z N"/>
        </draw:custom-shape>
        <draw:line draw:style-name="gr3" draw:text-style-name="P2" draw:layer="layout" svg:x1="11.4cm" svg:y1="5.5cm" svg:x2="11.4cm" svg:y2="13.4cm">
          <text:p/>
        </draw:line>
        <draw:custom-shape draw:style-name="gr4" draw:text-style-name="P2" draw:layer="layout" svg:width="0.6cm" svg:height="2.7cm" svg:x="11.1cm" svg:y="10.4cm">
          <text:p/>
          <draw:enhanced-geometry svg:viewBox="0 0 21600 21600" draw:type="rectangle" draw:enhanced-path="M 0 0 L 21600 0 21600 21600 0 21600 0 0 Z N"/>
        </draw:custom-shape>
        <draw:line draw:style-name="gr5" draw:text-style-name="P2" draw:layer="layout" svg:x1="6.5cm" svg:y1="10.6cm" svg:x2="11.5cm" svg:y2="10.6cm">
          <text:p/>
        </draw:line>
        <draw:custom-shape draw:style-name="gr2" draw:text-style-name="P2" draw:layer="layout" svg:width="3.4cm" svg:height="2.3cm" svg:x="14.9cm" svg:y="3.2cm">
          <text:p text:style-name="P2">Main</text:p>
          <text:p text:style-name="P2">Context</text:p>
          <draw:enhanced-geometry svg:viewBox="0 0 21600 21600" draw:type="rectangle" draw:enhanced-path="M 0 0 L 21600 0 21600 21600 0 21600 0 0 Z N"/>
        </draw:custom-shape>
        <draw:custom-shape draw:style-name="gr2" draw:text-style-name="P2" draw:layer="layout" svg:width="4.057cm" svg:height="2.3cm" svg:x="19cm" svg:y="3.2cm">
          <text:p text:style-name="P2">Interrupt</text:p>
          <text:p text:style-name="P2">handler</text:p>
          <draw:enhanced-geometry svg:viewBox="0 0 21600 21600" draw:type="rectangle" draw:enhanced-path="M 0 0 L 21600 0 21600 21600 0 21600 0 0 Z N"/>
        </draw:custom-shape>
        <draw:custom-shape draw:style-name="gr6" draw:text-style-name="P2" draw:layer="layout" svg:width="5.2cm" svg:height="1.5cm" svg:x="5.4cm" svg:y="11.4cm">
          <text:p text:style-name="P2">New Context</text:p>
          <draw:enhanced-geometry svg:viewBox="0 0 21600 21600" draw:text-areas="800 800 20800 20800" draw:type="round-rectangular-callout" draw:modifiers="24872.6014228033 -7152.03197868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6.6cm" svg:y1="5.5cm" svg:x2="16.6cm" svg:y2="13.4cm">
          <text:p/>
        </draw:line>
        <draw:custom-shape draw:style-name="gr4" draw:text-style-name="P2" draw:layer="layout" svg:width="0.6cm" svg:height="3.4cm" svg:x="16.3cm" svg:y="5.9cm">
          <text:p/>
          <draw:enhanced-geometry svg:viewBox="0 0 21600 21600" draw:type="rectangle" draw:enhanced-path="M 0 0 L 21600 0 21600 21600 0 21600 0 0 Z N"/>
        </draw:custom-shape>
        <draw:frame draw:style-name="gr1" draw:text-style-name="P1" draw:layer="layout" svg:width="2.537cm" svg:height="1.431cm" svg:x="3.2cm" svg:y="7.269cm">
          <draw:text-box>
            <text:p text:style-name="P1">Jump</text:p>
          </draw:text-box>
        </draw:frame>
        <draw:frame draw:style-name="gr1" draw:text-style-name="P1" draw:layer="layout" svg:width="1.889cm" svg:height="1.431cm" svg:x="7.9cm" svg:y="9.269cm">
          <draw:text-box>
            <text:p text:style-name="P1">Call</text:p>
          </draw:text-box>
        </draw:frame>
        <draw:line draw:style-name="gr3" draw:text-style-name="P2" draw:layer="layout" svg:x1="21cm" svg:y1="5.5cm" svg:x2="21cm" svg:y2="13.4cm">
          <text:p/>
        </draw:line>
        <draw:custom-shape draw:style-name="gr4" draw:text-style-name="P2" draw:layer="layout" svg:width="0.6cm" svg:height="2.9cm" svg:x="20.7cm" svg:y="9.3cm">
          <text:p/>
          <draw:enhanced-geometry svg:viewBox="0 0 21600 21600" draw:type="rectangle" draw:enhanced-path="M 0 0 L 21600 0 21600 21600 0 21600 0 0 Z N"/>
        </draw:custom-shape>
        <draw:custom-shape draw:style-name="gr4" draw:text-style-name="P2" draw:layer="layout" svg:width="1.5cm" svg:height="1.8cm" svg:x="15.9cm" svg:y="8.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5" draw:text-style-name="P2" draw:layer="layout" svg:x1="16.6cm" svg:y1="9.5cm" svg:x2="21.1cm" svg:y2="9.5cm">
          <text:p/>
        </draw:line>
        <draw:frame draw:style-name="gr1" draw:text-style-name="P2" draw:layer="layout" svg:width="4.145cm" svg:height="2.511cm" svg:x="16.855cm" svg:y="7cm">
          <draw:text-box>
            <text:p text:style-name="P2">Interrupt</text:p>
            <text:p text:style-name="P2">occur</text:p>
          </draw:text-box>
        </draw:frame>
        <draw:custom-shape draw:style-name="gr6" draw:text-style-name="P2" draw:layer="layout" svg:width="5.2cm" svg:height="1.5cm" svg:x="15cm" svg:y="10.5cm">
          <text:p text:style-name="P2">New Context</text:p>
          <draw:enhanced-geometry svg:viewBox="0 0 21600 21600" draw:text-areas="800 800 20800 20800" draw:type="round-rectangular-callout" draw:modifiers="24872.6014228033 -7152.03197868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3.4cm" svg:height="2.3cm" svg:x="24.4cm" svg:y="3.2cm">
          <text:p text:style-name="P2">Parent</text:p>
          <text:p text:style-name="P2">thread</text:p>
          <draw:enhanced-geometry svg:viewBox="0 0 21600 21600" draw:type="rectangle" draw:enhanced-path="M 0 0 L 21600 0 21600 21600 0 21600 0 0 Z N"/>
        </draw:custom-shape>
        <draw:custom-shape draw:style-name="gr2" draw:text-style-name="P2" draw:layer="layout" svg:width="4.057cm" svg:height="2.3cm" svg:x="28.5cm" svg:y="3.2cm">
          <text:p text:style-name="P2">Created</text:p>
          <text:p text:style-name="P2">thread</text:p>
          <draw:enhanced-geometry svg:viewBox="0 0 21600 21600" draw:type="rectangle" draw:enhanced-path="M 0 0 L 21600 0 21600 21600 0 21600 0 0 Z N"/>
        </draw:custom-shape>
        <draw:line draw:style-name="gr3" draw:text-style-name="P2" draw:layer="layout" svg:x1="26.1cm" svg:y1="5.5cm" svg:x2="26.1cm" svg:y2="13.4cm">
          <text:p/>
        </draw:line>
        <draw:custom-shape draw:style-name="gr4" draw:text-style-name="P2" draw:layer="layout" svg:width="0.6cm" svg:height="3.764cm" svg:x="25.8cm" svg:y="5.9cm">
          <text:p/>
          <draw:enhanced-geometry svg:viewBox="0 0 21600 21600" draw:type="rectangle" draw:enhanced-path="M 0 0 L 21600 0 21600 21600 0 21600 0 0 Z N"/>
        </draw:custom-shape>
        <draw:line draw:style-name="gr3" draw:text-style-name="P2" draw:layer="layout" svg:x1="30.5cm" svg:y1="5.5cm" svg:x2="30.5cm" svg:y2="13.4cm">
          <text:p/>
        </draw:line>
        <draw:custom-shape draw:style-name="gr4" draw:text-style-name="P2" draw:layer="layout" svg:width="0.6cm" svg:height="2.9cm" svg:x="30.2cm" svg:y="9.3cm">
          <text:p/>
          <draw:enhanced-geometry svg:viewBox="0 0 21600 21600" draw:type="rectangle" draw:enhanced-path="M 0 0 L 21600 0 21600 21600 0 21600 0 0 Z N"/>
        </draw:custom-shape>
        <draw:line draw:style-name="gr5" draw:text-style-name="P2" draw:layer="layout" svg:x1="26.1cm" svg:y1="9.5cm" svg:x2="30.6cm" svg:y2="9.5cm">
          <text:p/>
        </draw:line>
        <draw:frame draw:style-name="gr1" draw:text-style-name="P2" draw:layer="layout" svg:width="3.066cm" svg:height="2.511cm" svg:x="26.839cm" svg:y="6.964cm">
          <draw:text-box>
            <text:p text:style-name="P2">Create</text:p>
            <text:p text:style-name="P2">thread</text:p>
          </draw:text-box>
        </draw:frame>
        <draw:custom-shape draw:style-name="gr6" draw:text-style-name="P2" draw:layer="layout" svg:width="5.2cm" svg:height="1.5cm" svg:x="24.5cm" svg:y="10.5cm">
          <text:p text:style-name="P2">New Context</text:p>
          <draw:enhanced-geometry svg:viewBox="0 0 21600 21600" draw:text-areas="800 800 20800 20800" draw:type="round-rectangular-callout" draw:modifiers="24872.6014228033 -7152.03197868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4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4-07-22T20:58:54.964547207</meta:creation-date>
    <dc:date>2014-07-22T21:18:03.566114651</dc:date>
    <dc:creator>Okabe Kiwamu</dc:creator>
    <meta:editing-duration>PT18M27S</meta:editing-duration>
    <meta:editing-cycles>52</meta:editing-cycles>
    <meta:generator>LibreOffice/4.2.5.2$Linux_X86_64 LibreOffice_project/420m0$Build-2</meta:generator>
    <meta:document-statistic meta:object-count="36"/>
  </office:meta>
</office:document-meta>
</file>